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Máquinas</text:p>
          </table:table-cell>
          <table:table-cell table:style-name="ce1" office:value-type="string" calcext:value-type="string">
            <text:p>c5.xlarge_1</text:p>
          </table:table-cell>
          <table:table-cell table:style-name="ce1" office:value-type="string" calcext:value-type="string">
            <text:p>c5.xlarge_2</text:p>
          </table:table-cell>
          <table:table-cell table:style-name="ce1" office:value-type="string" calcext:value-type="string">
            <text:p>c5.xlarge_4</text:p>
          </table:table-cell>
          <table:table-cell table:style-name="ce1" office:value-type="string" calcext:value-type="string">
            <text:p>c5.2xlarge_1</text:p>
          </table:table-cell>
          <table:table-cell table:style-name="ce1" office:value-type="string" calcext:value-type="string">
            <text:p>c5.2xlarge_2</text:p>
          </table:table-cell>
          <table:table-cell table:style-name="ce1" office:value-type="string" calcext:value-type="string">
            <text:p>c5.2xlarge_4</text:p>
          </table:table-cell>
          <table:table-cell table:style-name="ce1" office:value-type="string" calcext:value-type="string">
            <text:p>c5.2xlarge_8</text:p>
          </table:table-cell>
          <table:table-cell table:style-name="ce1" office:value-type="string" calcext:value-type="string">
            <text:p>c5n.xlarge_1</text:p>
          </table:table-cell>
          <table:table-cell table:style-name="ce1" office:value-type="string" calcext:value-type="string">
            <text:p>c5n.xlarge_2</text:p>
          </table:table-cell>
          <table:table-cell table:style-name="ce1" office:value-type="string" calcext:value-type="string">
            <text:p>c5n.xlarge_4</text:p>
          </table:table-cell>
          <table:table-cell table:style-name="ce1" office:value-type="string" calcext:value-type="string">
            <text:p>c5n.2xlarge_1</text:p>
          </table:table-cell>
          <table:table-cell table:style-name="ce1" office:value-type="string" calcext:value-type="string">
            <text:p>c5n.2xlarge_2</text:p>
          </table:table-cell>
          <table:table-cell table:style-name="ce1" office:value-type="string" calcext:value-type="string">
            <text:p>c5n.2xlarge_4</text:p>
          </table:table-cell>
        </table:table-row>
        <table:table-row table:style-name="ro1">
          <table:table-cell/>
          <table:table-cell office:value-type="float" office:value="688.7618" calcext:value-type="float">
            <text:p>688.7618</text:p>
          </table:table-cell>
          <table:table-cell office:value-type="float" office:value="453.87157" calcext:value-type="float">
            <text:p>453.87157</text:p>
          </table:table-cell>
          <table:table-cell office:value-type="float" office:value="318.33746" calcext:value-type="float">
            <text:p>318.33746</text:p>
          </table:table-cell>
          <table:table-cell office:value-type="float" office:value="700.22476" calcext:value-type="float">
            <text:p>700.22476</text:p>
          </table:table-cell>
          <table:table-cell office:value-type="float" office:value="464.81028" calcext:value-type="float">
            <text:p>464.81028</text:p>
          </table:table-cell>
          <table:table-cell office:value-type="float" office:value="282.34804" calcext:value-type="float">
            <text:p>282.34804</text:p>
          </table:table-cell>
          <table:table-cell office:value-type="float" office:value="218.03641" calcext:value-type="float">
            <text:p>218.03641</text:p>
          </table:table-cell>
          <table:table-cell office:value-type="float" office:value="669.37373" calcext:value-type="float">
            <text:p>669.37373</text:p>
          </table:table-cell>
          <table:table-cell office:value-type="float" office:value="437.65473" calcext:value-type="float">
            <text:p>437.65473</text:p>
          </table:table-cell>
          <table:table-cell office:value-type="float" office:value="279.88651" calcext:value-type="float">
            <text:p>279.88651</text:p>
          </table:table-cell>
          <table:table-cell office:value-type="float" office:value="692.49717" calcext:value-type="float">
            <text:p>692.49717</text:p>
          </table:table-cell>
          <table:table-cell office:value-type="float" office:value="449.11185" calcext:value-type="float">
            <text:p>449.11185</text:p>
          </table:table-cell>
          <table:table-cell office:value-type="float" office:value="273.77548" calcext:value-type="float">
            <text:p>273.77548</text:p>
          </table:table-cell>
        </table:table-row>
        <table:table-row table:style-name="ro1">
          <table:table-cell/>
          <table:table-cell office:value-type="float" office:value="689.66185" calcext:value-type="float">
            <text:p>689.66185</text:p>
          </table:table-cell>
          <table:table-cell office:value-type="float" office:value="454.77838" calcext:value-type="float">
            <text:p>454.77838</text:p>
          </table:table-cell>
          <table:table-cell office:value-type="float" office:value="324.28382" calcext:value-type="float">
            <text:p>324.28382</text:p>
          </table:table-cell>
          <table:table-cell office:value-type="float" office:value="700.35713" calcext:value-type="float">
            <text:p>700.35713</text:p>
          </table:table-cell>
          <table:table-cell office:value-type="float" office:value="465.60278" calcext:value-type="float">
            <text:p>465.60278</text:p>
          </table:table-cell>
          <table:table-cell office:value-type="float" office:value="282.78677" calcext:value-type="float">
            <text:p>282.78677</text:p>
          </table:table-cell>
          <table:table-cell office:value-type="float" office:value="219.73324" calcext:value-type="float">
            <text:p>219.73324</text:p>
          </table:table-cell>
          <table:table-cell office:value-type="float" office:value="684.4668" calcext:value-type="float">
            <text:p>684.4668</text:p>
          </table:table-cell>
          <table:table-cell office:value-type="float" office:value="435.7236" calcext:value-type="float">
            <text:p>435.7236</text:p>
          </table:table-cell>
          <table:table-cell office:value-type="float" office:value="280.22276" calcext:value-type="float">
            <text:p>280.22276</text:p>
          </table:table-cell>
          <table:table-cell office:value-type="float" office:value="691.39661" calcext:value-type="float">
            <text:p>691.39661</text:p>
          </table:table-cell>
          <table:table-cell office:value-type="float" office:value="449.91614" calcext:value-type="float">
            <text:p>449.91614</text:p>
          </table:table-cell>
          <table:table-cell office:value-type="float" office:value="278.6422" calcext:value-type="float">
            <text:p>278.6422</text:p>
          </table:table-cell>
        </table:table-row>
        <table:table-row table:style-name="ro1">
          <table:table-cell/>
          <table:table-cell office:value-type="float" office:value="690.81609" calcext:value-type="float">
            <text:p>690.81609</text:p>
          </table:table-cell>
          <table:table-cell office:value-type="float" office:value="455.53385" calcext:value-type="float">
            <text:p>455.53385</text:p>
          </table:table-cell>
          <table:table-cell office:value-type="float" office:value="324.57952" calcext:value-type="float">
            <text:p>324.57952</text:p>
          </table:table-cell>
          <table:table-cell office:value-type="float" office:value="701.31512" calcext:value-type="float">
            <text:p>701.31512</text:p>
          </table:table-cell>
          <table:table-cell office:value-type="float" office:value="466.32918" calcext:value-type="float">
            <text:p>466.32918</text:p>
          </table:table-cell>
          <table:table-cell office:value-type="float" office:value="283.98616" calcext:value-type="float">
            <text:p>283.98616</text:p>
          </table:table-cell>
          <table:table-cell office:value-type="float" office:value="220.79307" calcext:value-type="float">
            <text:p>220.79307</text:p>
          </table:table-cell>
          <table:table-cell office:value-type="float" office:value="687.34982" calcext:value-type="float">
            <text:p>687.34982</text:p>
          </table:table-cell>
          <table:table-cell office:value-type="float" office:value="435.85646" calcext:value-type="float">
            <text:p>435.85646</text:p>
          </table:table-cell>
          <table:table-cell office:value-type="float" office:value="281.15196" calcext:value-type="float">
            <text:p>281.15196</text:p>
          </table:table-cell>
          <table:table-cell office:value-type="float" office:value="698.38326" calcext:value-type="float">
            <text:p>698.38326</text:p>
          </table:table-cell>
          <table:table-cell office:value-type="float" office:value="451.64948" calcext:value-type="float">
            <text:p>451.64948</text:p>
          </table:table-cell>
          <table:table-cell office:value-type="float" office:value="266.24594" calcext:value-type="float">
            <text:p>266.24594</text:p>
          </table:table-cell>
        </table:table-row>
        <table:table-row table:style-name="ro1">
          <table:table-cell/>
          <table:table-cell office:value-type="float" office:value="691.15542" calcext:value-type="float">
            <text:p>691.15542</text:p>
          </table:table-cell>
          <table:table-cell office:value-type="float" office:value="455.76204" calcext:value-type="float">
            <text:p>455.76204</text:p>
          </table:table-cell>
          <table:table-cell office:value-type="float" office:value="326.79029" calcext:value-type="float">
            <text:p>326.79029</text:p>
          </table:table-cell>
          <table:table-cell office:value-type="float" office:value="701.80883" calcext:value-type="float">
            <text:p>701.80883</text:p>
          </table:table-cell>
          <table:table-cell office:value-type="float" office:value="466.8525" calcext:value-type="float">
            <text:p>466.8525</text:p>
          </table:table-cell>
          <table:table-cell office:value-type="float" office:value="285.18014" calcext:value-type="float">
            <text:p>285.18014</text:p>
          </table:table-cell>
          <table:table-cell office:value-type="float" office:value="222.9843" calcext:value-type="float">
            <text:p>222.9843</text:p>
          </table:table-cell>
          <table:table-cell office:value-type="float" office:value="679.46236" calcext:value-type="float">
            <text:p>679.46236</text:p>
          </table:table-cell>
          <table:table-cell office:value-type="float" office:value="434.73982" calcext:value-type="float">
            <text:p>434.73982</text:p>
          </table:table-cell>
          <table:table-cell office:value-type="float" office:value="281.59323" calcext:value-type="float">
            <text:p>281.59323</text:p>
          </table:table-cell>
          <table:table-cell office:value-type="float" office:value="697.41373" calcext:value-type="float">
            <text:p>697.41373</text:p>
          </table:table-cell>
          <table:table-cell office:value-type="float" office:value="454.12817" calcext:value-type="float">
            <text:p>454.12817</text:p>
          </table:table-cell>
          <table:table-cell office:value-type="float" office:value="270.98807" calcext:value-type="float">
            <text:p>270.98807</text:p>
          </table:table-cell>
        </table:table-row>
        <table:table-row table:style-name="ro1">
          <table:table-cell/>
          <table:table-cell office:value-type="float" office:value="692.53638" calcext:value-type="float">
            <text:p>692.53638</text:p>
          </table:table-cell>
          <table:table-cell office:value-type="float" office:value="456.22578" calcext:value-type="float">
            <text:p>456.22578</text:p>
          </table:table-cell>
          <table:table-cell office:value-type="float" office:value="328.33874" calcext:value-type="float">
            <text:p>328.33874</text:p>
          </table:table-cell>
          <table:table-cell office:value-type="float" office:value="702.13078" calcext:value-type="float">
            <text:p>702.13078</text:p>
          </table:table-cell>
          <table:table-cell office:value-type="float" office:value="466.88329" calcext:value-type="float">
            <text:p>466.88329</text:p>
          </table:table-cell>
          <table:table-cell office:value-type="float" office:value="285.20502" calcext:value-type="float">
            <text:p>285.20502</text:p>
          </table:table-cell>
          <table:table-cell office:value-type="float" office:value="223.29563" calcext:value-type="float">
            <text:p>223.29563</text:p>
          </table:table-cell>
          <table:table-cell office:value-type="float" office:value="682.72368" calcext:value-type="float">
            <text:p>682.72368</text:p>
          </table:table-cell>
          <table:table-cell office:value-type="float" office:value="434.84638" calcext:value-type="float">
            <text:p>434.84638</text:p>
          </table:table-cell>
          <table:table-cell office:value-type="float" office:value="286.05743" calcext:value-type="float">
            <text:p>286.05743</text:p>
          </table:table-cell>
          <table:table-cell office:value-type="float" office:value="690.90825" calcext:value-type="float">
            <text:p>690.90825</text:p>
          </table:table-cell>
          <table:table-cell office:value-type="float" office:value="449.9241" calcext:value-type="float">
            <text:p>449.9241</text:p>
          </table:table-cell>
          <table:table-cell office:value-type="float" office:value="262.38827" calcext:value-type="float">
            <text:p>262.38827</text:p>
          </table:table-cell>
        </table:table-row>
        <table:table-row table:style-name="ro1">
          <table:table-cell/>
          <table:table-cell office:value-type="float" office:value="694.06787" calcext:value-type="float">
            <text:p>694.06787</text:p>
          </table:table-cell>
          <table:table-cell office:value-type="float" office:value="456.97578" calcext:value-type="float">
            <text:p>456.97578</text:p>
          </table:table-cell>
          <table:table-cell office:value-type="float" office:value="333.96742" calcext:value-type="float">
            <text:p>333.96742</text:p>
          </table:table-cell>
          <table:table-cell office:value-type="float" office:value="702.3292" calcext:value-type="float">
            <text:p>702.3292</text:p>
          </table:table-cell>
          <table:table-cell office:value-type="float" office:value="466.90971" calcext:value-type="float">
            <text:p>466.90971</text:p>
          </table:table-cell>
          <table:table-cell office:value-type="float" office:value="286.65724" calcext:value-type="float">
            <text:p>286.65724</text:p>
          </table:table-cell>
          <table:table-cell office:value-type="float" office:value="223.67966" calcext:value-type="float">
            <text:p>223.67966</text:p>
          </table:table-cell>
          <table:table-cell office:value-type="float" office:value="682.23539" calcext:value-type="float">
            <text:p>682.23539</text:p>
          </table:table-cell>
          <table:table-cell office:value-type="float" office:value="437.26672" calcext:value-type="float">
            <text:p>437.26672</text:p>
          </table:table-cell>
          <table:table-cell office:value-type="float" office:value="286.88027" calcext:value-type="float">
            <text:p>286.88027</text:p>
          </table:table-cell>
          <table:table-cell office:value-type="float" office:value="697.97253" calcext:value-type="float">
            <text:p>697.97253</text:p>
          </table:table-cell>
          <table:table-cell office:value-type="float" office:value="448.45679" calcext:value-type="float">
            <text:p>448.45679</text:p>
          </table:table-cell>
          <table:table-cell office:value-type="float" office:value="267.5503" calcext:value-type="float">
            <text:p>267.5503</text:p>
          </table:table-cell>
        </table:table-row>
        <table:table-row table:style-name="ro1">
          <table:table-cell/>
          <table:table-cell office:value-type="float" office:value="694.59107" calcext:value-type="float">
            <text:p>694.59107</text:p>
          </table:table-cell>
          <table:table-cell office:value-type="float" office:value="456.97875" calcext:value-type="float">
            <text:p>456.97875</text:p>
          </table:table-cell>
          <table:table-cell office:value-type="float" office:value="337.3568" calcext:value-type="float">
            <text:p>337.3568</text:p>
          </table:table-cell>
          <table:table-cell office:value-type="float" office:value="703.34121" calcext:value-type="float">
            <text:p>703.34121</text:p>
          </table:table-cell>
          <table:table-cell office:value-type="float" office:value="467.05686" calcext:value-type="float">
            <text:p>467.05686</text:p>
          </table:table-cell>
          <table:table-cell office:value-type="float" office:value="287.03022" calcext:value-type="float">
            <text:p>287.03022</text:p>
          </table:table-cell>
          <table:table-cell office:value-type="float" office:value="224.57434" calcext:value-type="float">
            <text:p>224.57434</text:p>
          </table:table-cell>
          <table:table-cell office:value-type="float" office:value="678.50424" calcext:value-type="float">
            <text:p>678.50424</text:p>
          </table:table-cell>
          <table:table-cell office:value-type="float" office:value="432.63976" calcext:value-type="float">
            <text:p>432.63976</text:p>
          </table:table-cell>
          <table:table-cell office:value-type="float" office:value="287.47521" calcext:value-type="float">
            <text:p>287.47521</text:p>
          </table:table-cell>
          <table:table-cell office:value-type="float" office:value="698.68431" calcext:value-type="float">
            <text:p>698.68431</text:p>
          </table:table-cell>
          <table:table-cell office:value-type="float" office:value="453.00565" calcext:value-type="float">
            <text:p>453.00565</text:p>
          </table:table-cell>
          <table:table-cell office:value-type="float" office:value="275.48004" calcext:value-type="float">
            <text:p>275.48004</text:p>
          </table:table-cell>
        </table:table-row>
        <table:table-row table:style-name="ro1">
          <table:table-cell/>
          <table:table-cell office:value-type="float" office:value="697.3296" calcext:value-type="float">
            <text:p>697.3296</text:p>
          </table:table-cell>
          <table:table-cell office:value-type="float" office:value="457.43893" calcext:value-type="float">
            <text:p>457.43893</text:p>
          </table:table-cell>
          <table:table-cell office:value-type="float" office:value="337.5797" calcext:value-type="float">
            <text:p>337.5797</text:p>
          </table:table-cell>
          <table:table-cell office:value-type="float" office:value="704.09089" calcext:value-type="float">
            <text:p>704.09089</text:p>
          </table:table-cell>
          <table:table-cell office:value-type="float" office:value="467.1162" calcext:value-type="float">
            <text:p>467.1162</text:p>
          </table:table-cell>
          <table:table-cell office:value-type="float" office:value="288.08015" calcext:value-type="float">
            <text:p>288.08015</text:p>
          </table:table-cell>
          <table:table-cell office:value-type="float" office:value="225.86965" calcext:value-type="float">
            <text:p>225.86965</text:p>
          </table:table-cell>
          <table:table-cell office:value-type="float" office:value="675.29752" calcext:value-type="float">
            <text:p>675.29752</text:p>
          </table:table-cell>
          <table:table-cell office:value-type="float" office:value="439.7364" calcext:value-type="float">
            <text:p>439.7364</text:p>
          </table:table-cell>
          <table:table-cell office:value-type="float" office:value="287.95343" calcext:value-type="float">
            <text:p>287.95343</text:p>
          </table:table-cell>
          <table:table-cell office:value-type="float" office:value="691.28466" calcext:value-type="float">
            <text:p>691.28466</text:p>
          </table:table-cell>
          <table:table-cell office:value-type="float" office:value="454.02263" calcext:value-type="float">
            <text:p>454.02263</text:p>
          </table:table-cell>
          <table:table-cell office:value-type="float" office:value="272.2075" calcext:value-type="float">
            <text:p>272.2075</text:p>
          </table:table-cell>
        </table:table-row>
        <table:table-row table:style-name="ro1">
          <table:table-cell/>
          <table:table-cell office:value-type="float" office:value="697.62432" calcext:value-type="float">
            <text:p>697.62432</text:p>
          </table:table-cell>
          <table:table-cell office:value-type="float" office:value="458.0397" calcext:value-type="float">
            <text:p>458.0397</text:p>
          </table:table-cell>
          <table:table-cell office:value-type="float" office:value="338.3822" calcext:value-type="float">
            <text:p>338.3822</text:p>
          </table:table-cell>
          <table:table-cell office:value-type="float" office:value="704.79404" calcext:value-type="float">
            <text:p>704.79404</text:p>
          </table:table-cell>
          <table:table-cell office:value-type="float" office:value="467.6959" calcext:value-type="float">
            <text:p>467.6959</text:p>
          </table:table-cell>
          <table:table-cell office:value-type="float" office:value="289.19855" calcext:value-type="float">
            <text:p>289.19855</text:p>
          </table:table-cell>
          <table:table-cell office:value-type="float" office:value="229.041" calcext:value-type="float">
            <text:p>229.041</text:p>
          </table:table-cell>
          <table:table-cell office:value-type="float" office:value="677.53725" calcext:value-type="float">
            <text:p>677.53725</text:p>
          </table:table-cell>
          <table:table-cell office:value-type="float" office:value="435.23041" calcext:value-type="float">
            <text:p>435.23041</text:p>
          </table:table-cell>
          <table:table-cell office:value-type="float" office:value="288.77623" calcext:value-type="float">
            <text:p>288.77623</text:p>
          </table:table-cell>
          <table:table-cell office:value-type="float" office:value="690.77372" calcext:value-type="float">
            <text:p>690.77372</text:p>
          </table:table-cell>
          <table:table-cell office:value-type="float" office:value="448.49651" calcext:value-type="float">
            <text:p>448.49651</text:p>
          </table:table-cell>
          <table:table-cell office:value-type="float" office:value="272.09755" calcext:value-type="float">
            <text:p>272.09755</text:p>
          </table:table-cell>
        </table:table-row>
        <table:table-row table:style-name="ro1">
          <table:table-cell/>
          <table:table-cell office:value-type="float" office:value="700.52964" calcext:value-type="float">
            <text:p>700.52964</text:p>
          </table:table-cell>
          <table:table-cell office:value-type="float" office:value="459.93237" calcext:value-type="float">
            <text:p>459.93237</text:p>
          </table:table-cell>
          <table:table-cell office:value-type="float" office:value="339.7362" calcext:value-type="float">
            <text:p>339.7362</text:p>
          </table:table-cell>
          <table:table-cell office:value-type="float" office:value="705.91505" calcext:value-type="float">
            <text:p>705.91505</text:p>
          </table:table-cell>
          <table:table-cell office:value-type="float" office:value="469.34445" calcext:value-type="float">
            <text:p>469.34445</text:p>
          </table:table-cell>
          <table:table-cell office:value-type="float" office:value="290.09313" calcext:value-type="float">
            <text:p>290.09313</text:p>
          </table:table-cell>
          <table:table-cell office:value-type="float" office:value="229.8418" calcext:value-type="float">
            <text:p>229.8418</text:p>
          </table:table-cell>
          <table:table-cell office:value-type="float" office:value="684.57636" calcext:value-type="float">
            <text:p>684.57636</text:p>
          </table:table-cell>
          <table:table-cell office:value-type="float" office:value="433.14102" calcext:value-type="float">
            <text:p>433.14102</text:p>
          </table:table-cell>
          <table:table-cell office:value-type="float" office:value="293.05021" calcext:value-type="float">
            <text:p>293.05021</text:p>
          </table:table-cell>
          <table:table-cell office:value-type="float" office:value="694.79437" calcext:value-type="float">
            <text:p>694.79437</text:p>
          </table:table-cell>
          <table:table-cell office:value-type="float" office:value="454.89178" calcext:value-type="float">
            <text:p>454.89178</text:p>
          </table:table-cell>
          <table:table-cell office:value-type="float" office:value="279.24641" calcext:value-type="float">
            <text:p>279.24641</text:p>
          </table:table-cell>
        </table:table-row>
        <table:table-row table:style-name="ro1">
          <table:table-cell table:style-name="ce1" office:value-type="string" calcext:value-type="string">
            <text:p>Preço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table:formula="of:=0.17*2" office:value-type="float" office:value="0.34" calcext:value-type="float">
            <text:p>0.34</text:p>
          </table:table-cell>
          <table:table-cell table:style-name="ce1" table:formula="of:=0.17*4" office:value-type="float" office:value="0.68" calcext:value-type="float">
            <text:p>0.6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table:formula="of:=0.34*2" office:value-type="float" office:value="0.68" calcext:value-type="float">
            <text:p>0.68</text:p>
          </table:table-cell>
          <table:table-cell table:style-name="ce1" table:formula="of:=0.34*4" office:value-type="float" office:value="1.36" calcext:value-type="float">
            <text:p>1.36</text:p>
          </table:table-cell>
          <table:table-cell table:style-name="ce1" table:formula="of:=0.34*8" office:value-type="float" office:value="2.72" calcext:value-type="float">
            <text:p>2.7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table:formula="of:=0.216*2" office:value-type="float" office:value="0.432" calcext:value-type="float">
            <text:p>0.432</text:p>
          </table:table-cell>
          <table:table-cell table:style-name="ce1" table:formula="of:=0.216*4" office:value-type="float" office:value="0.864" calcext:value-type="float">
            <text:p>0.864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table:formula="of:=0.432*2" office:value-type="float" office:value="0.864" calcext:value-type="float">
            <text:p>0.864</text:p>
          </table:table-cell>
          <table:table-cell table:style-name="ce1" table:formula="of:=0.432*4" office:value-type="float" office:value="1.728" calcext:value-type="float">
            <text:p>1.728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2:.B11])" office:value-type="float" office:value="693.707404" calcext:value-type="float">
            <text:p>693.707404</text:p>
          </table:table-cell>
          <table:table-cell table:style-name="ce1" table:formula="of:=AVERAGE([.C2:.C11])" office:value-type="float" office:value="456.553715" calcext:value-type="float">
            <text:p>456.553715</text:p>
          </table:table-cell>
          <table:table-cell table:style-name="ce1" table:formula="of:=AVERAGE([.D2:.D11])" office:value-type="float" office:value="330.935215" calcext:value-type="float">
            <text:p>330.935215</text:p>
          </table:table-cell>
          <table:table-cell table:style-name="ce1" table:formula="of:=AVERAGE([.E2:.E11])" office:value-type="float" office:value="702.630701" calcext:value-type="float">
            <text:p>702.630701</text:p>
          </table:table-cell>
          <table:table-cell table:style-name="ce1" table:formula="of:=AVERAGE([.F2:.F11])" office:value-type="float" office:value="466.860115" calcext:value-type="float">
            <text:p>466.860115</text:p>
          </table:table-cell>
          <table:table-cell table:style-name="ce1" table:formula="of:=AVERAGE([.G2:.G11])" office:value-type="float" office:value="286.056542" calcext:value-type="float">
            <text:p>286.056542</text:p>
          </table:table-cell>
          <table:table-cell table:style-name="ce1" table:formula="of:=AVERAGE([.H2:.H11])" office:value-type="float" office:value="223.78491" calcext:value-type="float">
            <text:p>223.78491</text:p>
          </table:table-cell>
          <table:table-cell table:style-name="ce1" table:formula="of:=AVERAGE([.I2:.I11])" office:value-type="float" office:value="680.152715" calcext:value-type="float">
            <text:p>680.152715</text:p>
          </table:table-cell>
          <table:table-cell table:style-name="ce1" table:formula="of:=AVERAGE([.J2:.J11])" office:value-type="float" office:value="435.68353" calcext:value-type="float">
            <text:p>435.68353</text:p>
          </table:table-cell>
          <table:table-cell table:style-name="ce1" table:formula="of:=AVERAGE([.K2:.K11])" office:value-type="float" office:value="285.304724" calcext:value-type="float">
            <text:p>285.304724</text:p>
          </table:table-cell>
          <table:table-cell table:style-name="ce1" table:formula="of:=AVERAGE([.L2:.L11])" office:value-type="float" office:value="694.410861" calcext:value-type="float">
            <text:p>694.410861</text:p>
          </table:table-cell>
          <table:table-cell table:style-name="ce1" table:formula="of:=AVERAGE([.M2:.M11])" office:value-type="float" office:value="451.36031" calcext:value-type="float">
            <text:p>451.36031</text:p>
          </table:table-cell>
          <table:table-cell table:style-name="ce1" table:formula="of:=AVERAGE([.N2:.N11])" office:value-type="float" office:value="271.862176" calcext:value-type="float">
            <text:p>271.862176</text:p>
          </table:table-cell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2:.B11])" office:value-type="float" office:value="3.64671581663611" calcext:value-type="float">
            <text:p>3.64671581663611</text:p>
          </table:table-cell>
          <table:table-cell table:style-name="ce1" table:formula="of:=STDEVPA([.C2:.C11])" office:value-type="float" office:value="1.63969484027516" calcext:value-type="float">
            <text:p>1.63969484027516</text:p>
          </table:table-cell>
          <table:table-cell table:style-name="ce1" table:formula="of:=STDEVPA([.D2:.D11])" office:value-type="float" office:value="7.03389334330746" calcext:value-type="float">
            <text:p>7.03389334330746</text:p>
          </table:table-cell>
          <table:table-cell table:style-name="ce1" table:formula="of:=STDEVPA([.E2:.E11])" office:value-type="float" office:value="1.78349895689597" calcext:value-type="float">
            <text:p>1.78349895689597</text:p>
          </table:table-cell>
          <table:table-cell table:style-name="ce1" table:formula="of:=STDEVPA([.F2:.F11])" office:value-type="float" office:value="1.14203356418496" calcext:value-type="float">
            <text:p>1.14203356418496</text:p>
          </table:table-cell>
          <table:table-cell table:style-name="ce1" table:formula="of:=STDEVPA([.G2:.G11])" office:value-type="float" office:value="2.48584353993488" calcext:value-type="float">
            <text:p>2.48584353993488</text:p>
          </table:table-cell>
          <table:table-cell table:style-name="ce1" table:formula="of:=STDEVPA([.H2:.H11])" office:value-type="float" office:value="3.58588310782993" calcext:value-type="float">
            <text:p>3.58588310782993</text:p>
          </table:table-cell>
          <table:table-cell table:style-name="ce1" table:formula="of:=STDEVPA([.I2:.I11])" office:value-type="float" office:value="5.00719316760648" calcext:value-type="float">
            <text:p>5.00719316760648</text:p>
          </table:table-cell>
          <table:table-cell table:style-name="ce1" table:formula="of:=STDEVPA([.J2:.J11])" office:value-type="float" office:value="2.00935325358185" calcext:value-type="float">
            <text:p>2.00935325358185</text:p>
          </table:table-cell>
          <table:table-cell table:style-name="ce1" table:formula="of:=STDEVPA([.K2:.K11])" office:value-type="float" office:value="4.15960946909972" calcext:value-type="float">
            <text:p>4.15960946909972</text:p>
          </table:table-cell>
          <table:table-cell table:style-name="ce1" table:formula="of:=STDEVPA([.L2:.L11])" office:value-type="float" office:value="3.2235111465402" calcext:value-type="float">
            <text:p>3.2235111465402</text:p>
          </table:table-cell>
          <table:table-cell table:style-name="ce1" table:formula="of:=STDEVPA([.M2:.M11])" office:value-type="float" office:value="2.36319100968161" calcext:value-type="float">
            <text:p>2.36319100968161</text:p>
          </table:table-cell>
          <table:table-cell table:style-name="ce1" table:formula="of:=STDEVPA([.N2:.N11])" office:value-type="float" office:value="5.08009150069405" calcext:value-type="float">
            <text:p>5.080091500694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áquinas</text:p>
          </table:table-cell>
          <table:table-cell table:style-name="ce1" office:value-type="string" calcext:value-type="string">
            <text:p>c5d.xlarge_1</text:p>
          </table:table-cell>
          <table:table-cell table:style-name="ce1" office:value-type="string" calcext:value-type="string">
            <text:p>c5d.xlarge_2</text:p>
          </table:table-cell>
          <table:table-cell table:style-name="ce1" office:value-type="string" calcext:value-type="string">
            <text:p>c5d.xlarge_4</text:p>
          </table:table-cell>
          <table:table-cell table:style-name="ce1" office:value-type="string" calcext:value-type="string">
            <text:p>c5d.2xlarge_1</text:p>
          </table:table-cell>
          <table:table-cell table:style-name="ce1" office:value-type="string" calcext:value-type="string">
            <text:p>c5d.2xlarge_2</text:p>
          </table:table-cell>
          <table:table-cell table:style-name="ce1" office:value-type="string" calcext:value-type="string">
            <text:p>c5d.2xlarge_4</text:p>
          </table:table-cell>
          <table:table-cell table:style-name="ce1"/>
          <table:table-cell table:style-name="ce1" office:value-type="string" calcext:value-type="string">
            <text:p>r5.xlarge_1</text:p>
          </table:table-cell>
          <table:table-cell table:style-name="ce1" office:value-type="string" calcext:value-type="string">
            <text:p>c5d.xlarge_2</text:p>
          </table:table-cell>
          <table:table-cell table:style-name="ce1" office:value-type="string" calcext:value-type="string">
            <text:p>c5d.xlarge_4</text:p>
          </table:table-cell>
          <table:table-cell table:style-name="ce1" office:value-type="string" calcext:value-type="string">
            <text:p>r5.2xlarge_1</text:p>
          </table:table-cell>
          <table:table-cell table:style-name="ce1" office:value-type="string" calcext:value-type="string">
            <text:p>r5.2xlarge_2</text:p>
          </table:table-cell>
          <table:table-cell table:style-name="ce1" office:value-type="string" calcext:value-type="string">
            <text:p>c5d.2xlarge_4</text:p>
          </table:table-cell>
        </table:table-row>
        <table:table-row table:style-name="ro1">
          <table:table-cell/>
          <table:table-cell office:value-type="float" office:value="680.28647" calcext:value-type="float">
            <text:p>680.28647</text:p>
          </table:table-cell>
          <table:table-cell office:value-type="float" office:value="453.28494" calcext:value-type="float">
            <text:p>453.28494</text:p>
          </table:table-cell>
          <table:table-cell office:value-type="float" office:value="289.72401" calcext:value-type="float">
            <text:p>289.72401</text:p>
          </table:table-cell>
          <table:table-cell office:value-type="float" office:value="650.77372" calcext:value-type="float">
            <text:p>650.77372</text:p>
          </table:table-cell>
          <table:table-cell office:value-type="float" office:value="447.08328" calcext:value-type="float">
            <text:p>447.08328</text:p>
          </table:table-cell>
          <table:table-cell office:value-type="float" office:value="267.2788" calcext:value-type="float">
            <text:p>267.2788</text:p>
          </table:table-cell>
          <table:table-cell/>
          <table:table-cell office:value-type="float" office:value="704.41959" calcext:value-type="float">
            <text:p>704.41959</text:p>
          </table:table-cell>
          <table:table-cell office:value-type="float" office:value="470.69622" calcext:value-type="float">
            <text:p>470.69622</text:p>
          </table:table-cell>
          <table:table-cell office:value-type="float" office:value="286.93585" calcext:value-type="float">
            <text:p>286.93585</text:p>
          </table:table-cell>
          <table:table-cell office:value-type="float" office:value="684.35748" calcext:value-type="float">
            <text:p>684.35748</text:p>
          </table:table-cell>
          <table:table-cell office:value-type="float" office:value="465.25001" calcext:value-type="float">
            <text:p>465.25001</text:p>
          </table:table-cell>
          <table:table-cell/>
        </table:table-row>
        <table:table-row table:style-name="ro1">
          <table:table-cell/>
          <table:table-cell office:value-type="float" office:value="685.69459" calcext:value-type="float">
            <text:p>685.69459</text:p>
          </table:table-cell>
          <table:table-cell office:value-type="float" office:value="454.22018" calcext:value-type="float">
            <text:p>454.22018</text:p>
          </table:table-cell>
          <table:table-cell office:value-type="float" office:value="292.29374" calcext:value-type="float">
            <text:p>292.29374</text:p>
          </table:table-cell>
          <table:table-cell office:value-type="float" office:value="651.36809" calcext:value-type="float">
            <text:p>651.36809</text:p>
          </table:table-cell>
          <table:table-cell office:value-type="float" office:value="447.64985" calcext:value-type="float">
            <text:p>447.64985</text:p>
          </table:table-cell>
          <table:table-cell office:value-type="float" office:value="267.9881" calcext:value-type="float">
            <text:p>267.9881</text:p>
          </table:table-cell>
          <table:table-cell/>
          <table:table-cell office:value-type="float" office:value="705.20027" calcext:value-type="float">
            <text:p>705.20027</text:p>
          </table:table-cell>
          <table:table-cell office:value-type="float" office:value="471.31035" calcext:value-type="float">
            <text:p>471.31035</text:p>
          </table:table-cell>
          <table:table-cell office:value-type="float" office:value="287.31806" calcext:value-type="float">
            <text:p>287.31806</text:p>
          </table:table-cell>
          <table:table-cell office:value-type="float" office:value="687.47052" calcext:value-type="float">
            <text:p>687.47052</text:p>
          </table:table-cell>
          <table:table-cell office:value-type="float" office:value="471.96561" calcext:value-type="float">
            <text:p>471.96561</text:p>
          </table:table-cell>
          <table:table-cell/>
        </table:table-row>
        <table:table-row table:style-name="ro1">
          <table:table-cell/>
          <table:table-cell office:value-type="float" office:value="687.03866" calcext:value-type="float">
            <text:p>687.03866</text:p>
          </table:table-cell>
          <table:table-cell office:value-type="float" office:value="455.34748" calcext:value-type="float">
            <text:p>455.34748</text:p>
          </table:table-cell>
          <table:table-cell office:value-type="float" office:value="286.3462" calcext:value-type="float">
            <text:p>286.3462</text:p>
          </table:table-cell>
          <table:table-cell office:value-type="float" office:value="654.79437" calcext:value-type="float">
            <text:p>654.79437</text:p>
          </table:table-cell>
          <table:table-cell office:value-type="float" office:value="448.94382" calcext:value-type="float">
            <text:p>448.94382</text:p>
          </table:table-cell>
          <table:table-cell office:value-type="float" office:value="268.90333" calcext:value-type="float">
            <text:p>268.90333</text:p>
          </table:table-cell>
          <table:table-cell/>
          <table:table-cell office:value-type="float" office:value="705.62891" calcext:value-type="float">
            <text:p>705.62891</text:p>
          </table:table-cell>
          <table:table-cell office:value-type="float" office:value="472.17181" calcext:value-type="float">
            <text:p>472.17181</text:p>
          </table:table-cell>
          <table:table-cell office:value-type="float" office:value="288.82982" calcext:value-type="float">
            <text:p>288.82982</text:p>
          </table:table-cell>
          <table:table-cell office:value-type="float" office:value="688.27226" calcext:value-type="float">
            <text:p>688.27226</text:p>
          </table:table-cell>
          <table:table-cell office:value-type="float" office:value="474.2598" calcext:value-type="float">
            <text:p>474.2598</text:p>
          </table:table-cell>
          <table:table-cell/>
        </table:table-row>
        <table:table-row table:style-name="ro1">
          <table:table-cell/>
          <table:table-cell office:value-type="float" office:value="687.4168" calcext:value-type="float">
            <text:p>687.4168</text:p>
          </table:table-cell>
          <table:table-cell office:value-type="float" office:value="457.1203" calcext:value-type="float">
            <text:p>457.1203</text:p>
          </table:table-cell>
          <table:table-cell office:value-type="float" office:value="294.5543" calcext:value-type="float">
            <text:p>294.5543</text:p>
          </table:table-cell>
          <table:table-cell office:value-type="float" office:value="657.6844" calcext:value-type="float">
            <text:p>657.6844</text:p>
          </table:table-cell>
          <table:table-cell office:value-type="float" office:value="449.50177" calcext:value-type="float">
            <text:p>449.50177</text:p>
          </table:table-cell>
          <table:table-cell office:value-type="float" office:value="269.0405" calcext:value-type="float">
            <text:p>269.0405</text:p>
          </table:table-cell>
          <table:table-cell/>
          <table:table-cell office:value-type="float" office:value="706.14166" calcext:value-type="float">
            <text:p>706.14166</text:p>
          </table:table-cell>
          <table:table-cell office:value-type="float" office:value="473.18241" calcext:value-type="float">
            <text:p>473.18241</text:p>
          </table:table-cell>
          <table:table-cell office:value-type="float" office:value="290.80832" calcext:value-type="float">
            <text:p>290.80832</text:p>
          </table:table-cell>
          <table:table-cell office:value-type="float" office:value="689.23752" calcext:value-type="float">
            <text:p>689.23752</text:p>
          </table:table-cell>
          <table:table-cell office:value-type="float" office:value="475.42451" calcext:value-type="float">
            <text:p>475.42451</text:p>
          </table:table-cell>
          <table:table-cell/>
        </table:table-row>
        <table:table-row table:style-name="ro1">
          <table:table-cell/>
          <table:table-cell office:value-type="float" office:value="688.19226" calcext:value-type="float">
            <text:p>688.19226</text:p>
          </table:table-cell>
          <table:table-cell office:value-type="float" office:value="457.33663" calcext:value-type="float">
            <text:p>457.33663</text:p>
          </table:table-cell>
          <table:table-cell office:value-type="float" office:value="289.16684" calcext:value-type="float">
            <text:p>289.16684</text:p>
          </table:table-cell>
          <table:table-cell office:value-type="float" office:value="658.85114" calcext:value-type="float">
            <text:p>658.85114</text:p>
          </table:table-cell>
          <table:table-cell office:value-type="float" office:value="452.33862" calcext:value-type="float">
            <text:p>452.33862</text:p>
          </table:table-cell>
          <table:table-cell office:value-type="float" office:value="270.18466" calcext:value-type="float">
            <text:p>270.18466</text:p>
          </table:table-cell>
          <table:table-cell/>
          <table:table-cell office:value-type="float" office:value="706.87061" calcext:value-type="float">
            <text:p>706.87061</text:p>
          </table:table-cell>
          <table:table-cell office:value-type="float" office:value="473.86906" calcext:value-type="float">
            <text:p>473.86906</text:p>
          </table:table-cell>
          <table:table-cell office:value-type="float" office:value="291.26375" calcext:value-type="float">
            <text:p>291.26375</text:p>
          </table:table-cell>
          <table:table-cell office:value-type="float" office:value="696.85517" calcext:value-type="float">
            <text:p>696.85517</text:p>
          </table:table-cell>
          <table:table-cell office:value-type="float" office:value="475.62923" calcext:value-type="float">
            <text:p>475.62923</text:p>
          </table:table-cell>
          <table:table-cell/>
        </table:table-row>
        <table:table-row table:style-name="ro1">
          <table:table-cell/>
          <table:table-cell office:value-type="float" office:value="690.13185" calcext:value-type="float">
            <text:p>690.13185</text:p>
          </table:table-cell>
          <table:table-cell office:value-type="float" office:value="457.42765" calcext:value-type="float">
            <text:p>457.42765</text:p>
          </table:table-cell>
          <table:table-cell office:value-type="float" office:value="291.66355" calcext:value-type="float">
            <text:p>291.66355</text:p>
          </table:table-cell>
          <table:table-cell office:value-type="float" office:value="662.37405" calcext:value-type="float">
            <text:p>662.37405</text:p>
          </table:table-cell>
          <table:table-cell office:value-type="float" office:value="453.24448" calcext:value-type="float">
            <text:p>453.24448</text:p>
          </table:table-cell>
          <table:table-cell office:value-type="float" office:value="270.27104" calcext:value-type="float">
            <text:p>270.27104</text:p>
          </table:table-cell>
          <table:table-cell/>
          <table:table-cell office:value-type="float" office:value="707.01506" calcext:value-type="float">
            <text:p>707.01506</text:p>
          </table:table-cell>
          <table:table-cell office:value-type="float" office:value="474.19148" calcext:value-type="float">
            <text:p>474.19148</text:p>
          </table:table-cell>
          <table:table-cell office:value-type="float" office:value="292.24448" calcext:value-type="float">
            <text:p>292.24448</text:p>
          </table:table-cell>
          <table:table-cell office:value-type="float" office:value="699.90859" calcext:value-type="float">
            <text:p>699.90859</text:p>
          </table:table-cell>
          <table:table-cell office:value-type="float" office:value="478.27972" calcext:value-type="float">
            <text:p>478.27972</text:p>
          </table:table-cell>
          <table:table-cell/>
        </table:table-row>
        <table:table-row table:style-name="ro1">
          <table:table-cell/>
          <table:table-cell office:value-type="float" office:value="691.03047" calcext:value-type="float">
            <text:p>691.03047</text:p>
          </table:table-cell>
          <table:table-cell office:value-type="float" office:value="457.75749" calcext:value-type="float">
            <text:p>457.75749</text:p>
          </table:table-cell>
          <table:table-cell office:value-type="float" office:value="291.02649" calcext:value-type="float">
            <text:p>291.02649</text:p>
          </table:table-cell>
          <table:table-cell office:value-type="float" office:value="672.34119" calcext:value-type="float">
            <text:p>672.34119</text:p>
          </table:table-cell>
          <table:table-cell office:value-type="float" office:value="459.69137" calcext:value-type="float">
            <text:p>459.69137</text:p>
          </table:table-cell>
          <table:table-cell office:value-type="float" office:value="270.85038" calcext:value-type="float">
            <text:p>270.85038</text:p>
          </table:table-cell>
          <table:table-cell/>
          <table:table-cell office:value-type="float" office:value="710.8294" calcext:value-type="float">
            <text:p>710.8294</text:p>
          </table:table-cell>
          <table:table-cell office:value-type="float" office:value="476.0444" calcext:value-type="float">
            <text:p>476.0444</text:p>
          </table:table-cell>
          <table:table-cell office:value-type="float" office:value="292.66132" calcext:value-type="float">
            <text:p>292.66132</text:p>
          </table:table-cell>
          <table:table-cell office:value-type="float" office:value="702.17676" calcext:value-type="float">
            <text:p>702.17676</text:p>
          </table:table-cell>
          <table:table-cell office:value-type="float" office:value="479.99464" calcext:value-type="float">
            <text:p>479.99464</text:p>
          </table:table-cell>
          <table:table-cell/>
        </table:table-row>
        <table:table-row table:style-name="ro1">
          <table:table-cell/>
          <table:table-cell office:value-type="float" office:value="693.61979" calcext:value-type="float">
            <text:p>693.61979</text:p>
          </table:table-cell>
          <table:table-cell office:value-type="float" office:value="459.30826" calcext:value-type="float">
            <text:p>459.30826</text:p>
          </table:table-cell>
          <table:table-cell office:value-type="float" office:value="291.45931" calcext:value-type="float">
            <text:p>291.45931</text:p>
          </table:table-cell>
          <table:table-cell office:value-type="float" office:value="673.04884" calcext:value-type="float">
            <text:p>673.04884</text:p>
          </table:table-cell>
          <table:table-cell office:value-type="float" office:value="462.28886" calcext:value-type="float">
            <text:p>462.28886</text:p>
          </table:table-cell>
          <table:table-cell office:value-type="float" office:value="271.30154" calcext:value-type="float">
            <text:p>271.30154</text:p>
          </table:table-cell>
          <table:table-cell/>
          <table:table-cell office:value-type="float" office:value="711.03174" calcext:value-type="float">
            <text:p>711.03174</text:p>
          </table:table-cell>
          <table:table-cell office:value-type="float" office:value="476.37691" calcext:value-type="float">
            <text:p>476.37691</text:p>
          </table:table-cell>
          <table:table-cell office:value-type="float" office:value="293.98728" calcext:value-type="float">
            <text:p>293.98728</text:p>
          </table:table-cell>
          <table:table-cell office:value-type="float" office:value="709.34079" calcext:value-type="float">
            <text:p>709.34079</text:p>
          </table:table-cell>
          <table:table-cell office:value-type="float" office:value="483.17879" calcext:value-type="float">
            <text:p>483.17879</text:p>
          </table:table-cell>
          <table:table-cell/>
        </table:table-row>
        <table:table-row table:style-name="ro1">
          <table:table-cell/>
          <table:table-cell office:value-type="float" office:value="693.68987" calcext:value-type="float">
            <text:p>693.68987</text:p>
          </table:table-cell>
          <table:table-cell office:value-type="float" office:value="459.42835" calcext:value-type="float">
            <text:p>459.42835</text:p>
          </table:table-cell>
          <table:table-cell office:value-type="float" office:value="294.78033" calcext:value-type="float">
            <text:p>294.78033</text:p>
          </table:table-cell>
          <table:table-cell office:value-type="float" office:value="676.9619" calcext:value-type="float">
            <text:p>676.9619</text:p>
          </table:table-cell>
          <table:table-cell office:value-type="float" office:value="462.48747" calcext:value-type="float">
            <text:p>462.48747</text:p>
          </table:table-cell>
          <table:table-cell office:value-type="float" office:value="271.60592" calcext:value-type="float">
            <text:p>271.60592</text:p>
          </table:table-cell>
          <table:table-cell/>
          <table:table-cell office:value-type="float" office:value="711.59847" calcext:value-type="float">
            <text:p>711.59847</text:p>
          </table:table-cell>
          <table:table-cell office:value-type="float" office:value="476.88788" calcext:value-type="float">
            <text:p>476.88788</text:p>
          </table:table-cell>
          <table:table-cell office:value-type="float" office:value="298.14615" calcext:value-type="float">
            <text:p>298.14615</text:p>
          </table:table-cell>
          <table:table-cell office:value-type="float" office:value="711.6917" calcext:value-type="float">
            <text:p>711.6917</text:p>
          </table:table-cell>
          <table:table-cell office:value-type="float" office:value="487.0109" calcext:value-type="float">
            <text:p>487.0109</text:p>
          </table:table-cell>
          <table:table-cell/>
        </table:table-row>
        <table:table-row table:style-name="ro1">
          <table:table-cell/>
          <table:table-cell office:value-type="float" office:value="701.92636" calcext:value-type="float">
            <text:p>701.92636</text:p>
          </table:table-cell>
          <table:table-cell office:value-type="float" office:value="462.44544" calcext:value-type="float">
            <text:p>462.44544</text:p>
          </table:table-cell>
          <table:table-cell office:value-type="float" office:value="296.61255" calcext:value-type="float">
            <text:p>296.61255</text:p>
          </table:table-cell>
          <table:table-cell office:value-type="float" office:value="680.8315" calcext:value-type="float">
            <text:p>680.8315</text:p>
          </table:table-cell>
          <table:table-cell office:value-type="float" office:value="468.73149" calcext:value-type="float">
            <text:p>468.73149</text:p>
          </table:table-cell>
          <table:table-cell office:value-type="float" office:value="276.17244" calcext:value-type="float">
            <text:p>276.17244</text:p>
          </table:table-cell>
          <table:table-cell/>
          <table:table-cell office:value-type="float" office:value="719.13085" calcext:value-type="float">
            <text:p>719.13085</text:p>
          </table:table-cell>
          <table:table-cell office:value-type="float" office:value="479.17423" calcext:value-type="float">
            <text:p>479.17423</text:p>
          </table:table-cell>
          <table:table-cell office:value-type="float" office:value="298.43606" calcext:value-type="float">
            <text:p>298.43606</text:p>
          </table:table-cell>
          <table:table-cell office:value-type="float" office:value="717.68556" calcext:value-type="float">
            <text:p>717.68556</text:p>
          </table:table-cell>
          <table:table-cell office:value-type="float" office:value="491.45768" calcext:value-type="float">
            <text:p>491.45768</text:p>
          </table:table-cell>
          <table:table-cell/>
        </table:table-row>
        <table:table-row table:style-name="ro1">
          <table:table-cell table:style-name="ce1" office:value-type="string" calcext:value-type="string">
            <text:p>Preço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table:formula="of:=0.192*2" office:value-type="float" office:value="0.384" calcext:value-type="float">
            <text:p>0.384</text:p>
          </table:table-cell>
          <table:table-cell table:style-name="ce1" table:formula="of:=0.192*4" office:value-type="float" office:value="0.768" calcext:value-type="float">
            <text:p>0.76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table:formula="of:=0.384*2" office:value-type="float" office:value="0.768" calcext:value-type="float">
            <text:p>0.768</text:p>
          </table:table-cell>
          <table:table-cell table:style-name="ce1" table:formula="of:=0.384*4" office:value-type="float" office:value="1.536" calcext:value-type="float">
            <text:p>1.536</text:p>
          </table:table-cell>
          <table:table-cell/>
          <table:table-cell table:style-name="ce1" office:value-type="float" office:value="0.252" calcext:value-type="float">
            <text:p>0.252</text:p>
          </table:table-cell>
          <table:table-cell table:style-name="ce1" table:formula="of:=0.252*2" office:value-type="float" office:value="0.504" calcext:value-type="float">
            <text:p>0.504</text:p>
          </table:table-cell>
          <table:table-cell table:style-name="ce1" table:formula="of:=0.252*4" office:value-type="float" office:value="1.008" calcext:value-type="float">
            <text:p>1.00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table:formula="of:=0.504*2" office:value-type="float" office:value="1.008" calcext:value-type="float">
            <text:p>1.008</text:p>
          </table:table-cell>
          <table:table-cell table:style-name="ce1" table:formula="of:=0.504*4" office:value-type="float" office:value="2.016" calcext:value-type="float">
            <text:p>2.016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17:.B26])" office:value-type="float" office:value="689.902712" calcext:value-type="float">
            <text:p>689.902712</text:p>
          </table:table-cell>
          <table:table-cell table:style-name="ce1" table:formula="of:=AVERAGE([.C17:.C26])" office:value-type="float" office:value="457.367672" calcext:value-type="float">
            <text:p>457.367672</text:p>
          </table:table-cell>
          <table:table-cell table:style-name="ce1" table:formula="of:=AVERAGE([.D17:.D26])" office:value-type="float" office:value="291.762732" calcext:value-type="float">
            <text:p>291.762732</text:p>
          </table:table-cell>
          <table:table-cell table:style-name="ce1" table:formula="of:=AVERAGE([.E17:.E26])" office:value-type="float" office:value="663.90292" calcext:value-type="float">
            <text:p>663.90292</text:p>
          </table:table-cell>
          <table:table-cell table:style-name="ce1" table:formula="of:=AVERAGE([.F17:.F26])" office:value-type="float" office:value="455.196101" calcext:value-type="float">
            <text:p>455.196101</text:p>
          </table:table-cell>
          <table:table-cell table:style-name="ce1" table:formula="of:=AVERAGE([.G17:.G26])" office:value-type="float" office:value="270.359671" calcext:value-type="float">
            <text:p>270.359671</text:p>
          </table:table-cell>
          <table:table-cell/>
          <table:table-cell table:style-name="ce1" table:formula="of:=AVERAGE([.I17:.I26])" office:value-type="float" office:value="708.786656" calcext:value-type="float">
            <text:p>708.786656</text:p>
          </table:table-cell>
          <table:table-cell table:style-name="ce1" table:formula="of:=AVERAGE([.J17:.J26])" office:value-type="float" office:value="474.390475" calcext:value-type="float">
            <text:p>474.390475</text:p>
          </table:table-cell>
          <table:table-cell table:style-name="ce1" table:formula="of:=AVERAGE([.K17:.K26])" office:value-type="float" office:value="292.063109" calcext:value-type="float">
            <text:p>292.063109</text:p>
          </table:table-cell>
          <table:table-cell table:style-name="ce1" table:formula="of:=AVERAGE([.L17:.L26])" office:value-type="float" office:value="698.699635" calcext:value-type="float">
            <text:p>698.699635</text:p>
          </table:table-cell>
          <table:table-cell table:style-name="ce1" table:formula="of:=AVERAGE([.M17:.M26])" office:value-type="float" office:value="478.245089" calcext:value-type="float">
            <text:p>478.245089</text:p>
          </table:table-cell>
          <table:table-cell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17:.B26])" office:value-type="float" office:value="5.49126840972792" calcext:value-type="float">
            <text:p>5.49126840972792</text:p>
          </table:table-cell>
          <table:table-cell table:style-name="ce1" table:formula="of:=STDEVPA([.C17:.C26])" office:value-type="float" office:value="2.54303554052554" calcext:value-type="float">
            <text:p>2.54303554052554</text:p>
          </table:table-cell>
          <table:table-cell table:style-name="ce1" table:formula="of:=STDEVPA([.D17:.D26])" office:value-type="float" office:value="2.85620849300537" calcext:value-type="float">
            <text:p>2.85620849300537</text:p>
          </table:table-cell>
          <table:table-cell table:style-name="ce1" table:formula="of:=STDEVPA([.E17:.E26])" office:value-type="float" office:value="10.4448910343919" calcext:value-type="float">
            <text:p>10.4448910343919</text:p>
          </table:table-cell>
          <table:table-cell table:style-name="ce1" table:formula="of:=STDEVPA([.F17:.F26])" office:value-type="float" office:value="7.16337703221385" calcext:value-type="float">
            <text:p>7.16337703221385</text:p>
          </table:table-cell>
          <table:table-cell table:style-name="ce1" table:formula="of:=STDEVPA([.G17:.G26])" office:value-type="float" office:value="2.35552697330534" calcext:value-type="float">
            <text:p>2.35552697330534</text:p>
          </table:table-cell>
          <table:table-cell/>
          <table:table-cell table:style-name="ce1" table:formula="of:=STDEVPA([.I17:.I26])" office:value-type="float" office:value="4.24066540755151" calcext:value-type="float">
            <text:p>4.24066540755151</text:p>
          </table:table-cell>
          <table:table-cell table:style-name="ce1" table:formula="of:=STDEVPA([.J17:.J26])" office:value-type="float" office:value="2.56185076864852" calcext:value-type="float">
            <text:p>2.56185076864852</text:p>
          </table:table-cell>
          <table:table-cell table:style-name="ce1" table:formula="of:=STDEVPA([.K17:.K26])" office:value-type="float" office:value="3.78395270850324" calcext:value-type="float">
            <text:p>3.78395270850324</text:p>
          </table:table-cell>
          <table:table-cell table:style-name="ce1" table:formula="of:=STDEVPA([.L17:.L26])" office:value-type="float" office:value="10.9064178619235" calcext:value-type="float">
            <text:p>10.9064178619235</text:p>
          </table:table-cell>
          <table:table-cell table:style-name="ce1" table:formula="of:=STDEVPA([.M17:.M26])" office:value-type="float" office:value="7.19583479750953" calcext:value-type="float">
            <text:p>7.19583479750953</text:p>
          </table:table-cell>
          <table:table-cell/>
        </table:table-row>
      </table:table>
      <table:table table:name="Gráfico" table:style-name="ta1">
        <table:shapes>
          <draw:frame draw:z-index="0" draw:style-name="gr1" draw:text-style-name="P1" svg:width="227.25mm" svg:height="115.6mm" svg:x="0mm" svg:y="35.83mm">
            <draw:object draw:notify-on-update-of-ranges="Gráfico.A2:Gráfico.A2 Gráfico.A1:Gráfico.A1 Gráfico.A3:Gráfico.A3 Gráfico.B2:Gráfico.B2 Gráfico.B1:Gráfico.B1 Gráfico.B3:Gráfico.B3 Gráfico.C2:Gráfico.C2 Gráfico.C1:Gráfico.C1 Gráfico.C3:Gráfico.C3 Gráfico.D2:Gráfico.D2 Gráfico.D1:Gráfico.D1 Gráfico.D3:Gráfico.D3 Gráfico.E2:Gráfico.E2 Gráfico.E1:Gráfico.E1 Gráfico.E3:Gráfico.E3 Gráfico.F2:Gráfico.F2 Gráfico.F1:Gráfico.F1 Gráfico.F3:Gráfico.F3 Gráfico.H2:Gráfico.H2 Gráfico.H1:Gráfico.H1 Gráfico.H3:Gráfico.H3 Gráfico.I2:Gráfico.I2 Gráfico.I1:Gráfico.I1 Gráfico.I3:Gráfico.I3 Gráfico.J2:Gráfico.J2 Gráfico.J1:Gráfico.J1 Gráfico.J3:Gráfico.J3 Gráfico.K2:Gráfico.K2 Gráfico.K1:Gráfico.K1 Gráfico.K3:Gráfico.K3 Gráfico.L2:Gráfico.L2 Gráfico.L1:Gráfico.L1 Gráfico.L3:Gráfico.L3 Gráfico.M2:Gráfico.M2 Gráfico.M1:Gráfico.M1 Gráfico.M3:Gráfico.M3 Gráfico.N2:Gráfico.N2 Gráfico.N1:Gráfico.N1 Gráfico.N3:Gráfico.N3 Gráfico.O2:Gráfico.O2 Gráfico.O1:Gráfico.O1 Gráfico.O3:Gráfico.O3 Gráfico.P2:Gráfico.P2 Gráfico.P1:Gráfico.P1 Gráfico.P3:Gráfico.P3 Gráfico.S2:Gráfico.S2 Gráfico.S1:Gráfico.S1 Gráfico.S3:Gráfico.S3 Gráfico.Q2:Gráfico.Q2 Gráfico.Q1:Gráfico.Q1 Gráfico.Q3:Gráfico.Q3 Gráfico.R2:Gráfico.R2 Gráfico.R1:Gráfico.R1 Gráfico.R3:Gráfico.R3 Gráfico.T2:Gráfico.T2 Gráfico.T1:Gráfico.T1 Gráfico.T3:Gráfico.T3 Gráfico.U2:Gráfico.U2 Gráfico.U1:Gráfico.U1 Gráfico.U3:Gráfico.U3 Gráfico.V2:Gráfico.V2 Gráfico.V1:Gráfico.V1 Gráfico.V3:Gráfico.V3 Gráfico.X2:Gráfico.X2 Gráfico.X1:Gráfico.X1 Gráfico.X3:Gráfico.X3 Gráfico.W2:Gráfico.W2 Gráfico.W1:Gráfico.W1 Gráfico.W3:Gráfico.W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7.89mm" svg:height="100.14mm" svg:x="271.2mm" svg:y="37.11mm">
            <draw:object draw:notify-on-update-of-ranges="Gráfico.A1:Gráfico.A1 Gráfico.A5:Gráfico.A5 Gráfico.A1:Gráfico.A1 Gráfico.A3:Gráfico.A3 Gráfico.B5:Gráfico.B5 Gráfico.B1:Gráfico.B1 Gráfico.B3:Gráfico.B3 Gráfico.C5:Gráfico.C5 Gráfico.C1:Gráfico.C1 Gráfico.C3:Gráfico.C3 Gráfico.D5:Gráfico.D5 Gráfico.D1:Gráfico.D1 Gráfico.D3:Gráfico.D3 Gráfico.E5:Gráfico.E5 Gráfico.E1:Gráfico.E1 Gráfico.E3:Gráfico.E3 Gráfico.F5:Gráfico.F5 Gráfico.F1:Gráfico.F1 Gráfico.F3:Gráfico.F3 Gráfico.H5:Gráfico.H5 Gráfico.H1:Gráfico.H1 Gráfico.H3:Gráfico.H3 Gráfico.I5:Gráfico.I5 Gráfico.I1:Gráfico.I1 Gráfico.I3:Gráfico.I3 Gráfico.J5:Gráfico.J5 Gráfico.J1:Gráfico.J1 Gráfico.J3:Gráfico.J3 Gráfico.K5:Gráfico.K5 Gráfico.K1:Gráfico.K1 Gráfico.K3:Gráfico.K3 Gráfico.L5:Gráfico.L5 Gráfico.L1:Gráfico.L1 Gráfico.L3:Gráfico.L3 Gráfico.M5:Gráfico.M5 Gráfico.M1:Gráfico.M1 Gráfico.M3:Gráfico.M3 Gráfico.N5:Gráfico.N5 Gráfico.N1:Gráfico.N1 Gráfico.N3:Gráfico.N3 Gráfico.O5:Gráfico.O5 Gráfico.O1:Gráfico.O1 Gráfico.O3:Gráfico.O3 Gráfico.P5:Gráfico.P5 Gráfico.P1:Gráfico.P1 Gráfico.P3:Gráfico.P3 Gráfico.Q5:Gráfico.Q5 Gráfico.Q1:Gráfico.Q1 Gráfico.Q3:Gráfico.Q3 Gráfico.R5:Gráfico.R5 Gráfico.R1:Gráfico.R1 Gráfico.R3:Gráfico.R3 Gráfico.S5:Gráfico.S5 Gráfico.S1:Gráfico.S1 Gráfico.S3:Gráfico.S3 Gráfico.T5:Gráfico.T5 Gráfico.T1:Gráfico.T1 Gráfico.T3:Gráfico.T3 Gráfico.U5:Gráfico.U5 Gráfico.U1:Gráfico.U1 Gráfico.U3:Gráfico.U3 Gráfico.V5:Gráfico.V5 Gráfico.V1:Gráfico.V1 Gráfico.V3:Gráfico.V3 Gráfico.W5:Gráfico.W5 Gráfico.W1:Gráfico.W1 Gráfico.W3:Gráfico.W3 Gráfico.X5:Gráfico.X5 Gráfico.X1:Gráfico.X1 Gráfico.X3:Gráfico.X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number-columns-repeated="6" table:default-cell-style-name="ce3"/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Dados.I17:Dados.I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0:02:50.633582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46:55.307972283</meta:creation-date>
    <dc:date>2019-06-27T00:03:31.193640898</dc:date>
    <meta:editing-duration>PT5H14M23S</meta:editing-duration>
    <meta:editing-cycles>15</meta:editing-cycles>
    <meta:generator>LibreOffice/6.0.7.3$Linux_X86_64 LibreOffice_project/00m0$Build-3</meta:generator>
    <meta:document-statistic meta:table-count="2" meta:cell-count="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2.726cm" svg:height="11.561cm" xlink:href=".." xlink:type="simple" chart:class="chart:scatter" chart:style-name="ch1">
        <chart:legend chart:legend-position="end" svg:x="21.214cm" svg:y="2.742cm" style:legend-expansion="high" chart:style-name="ch2"/>
        <chart:plot-area chart:style-name="ch3" table:cell-range-address="Gráfico.A1:Gráfico.A3 Gráfico.B1:Gráfico.F1 Gráfico.B3:Gráfico.F3 Gráfico.H1:Gráfico.X1 Gráfico.H3:Gráfico.X3" chart:data-source-has-labels="row" svg:x="0.454cm" svg:y="0.231cm" svg:width="20.306cm" svg:height="11.099cm">
          <chartooo:coordinate-region svg:x="0.89cm" svg:y="0.431cm" svg:width="19.498cm" svg:height="10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áfico.A3:Gráfico.A3" chart:label-cell-address="Gráfico.A1:Gráfico.A1" chart:class="chart:scatter">
            <chart:domain table:cell-range-address="Gráfico.A2:Gráfico.A2"/>
            <chart:data-point/>
          </chart:series>
          <chart:series chart:style-name="ch7" chart:values-cell-range-address="Gráfico.B3:Gráfico.B3" chart:label-cell-address="Gráfico.B1:Gráfico.B1" chart:class="chart:scatter">
            <chart:domain table:cell-range-address="Gráfico.B2:Gráfico.B2"/>
            <chart:data-point/>
          </chart:series>
          <chart:series chart:style-name="ch8" chart:values-cell-range-address="Gráfico.C3:Gráfico.C3" chart:label-cell-address="Gráfico.C1:Gráfico.C1" chart:class="chart:scatter">
            <chart:domain table:cell-range-address="Gráfico.C2:Gráfico.C2"/>
            <chart:data-point/>
          </chart:series>
          <chart:series chart:style-name="ch9" chart:values-cell-range-address="Gráfico.D3:Gráfico.D3" chart:label-cell-address="Gráfico.D1:Gráfico.D1" chart:class="chart:scatter">
            <chart:domain table:cell-range-address="Gráfico.D2:Gráfico.D2"/>
            <chart:data-point/>
          </chart:series>
          <chart:series chart:style-name="ch10" chart:values-cell-range-address="Gráfico.E3:Gráfico.E3" chart:label-cell-address="Gráfico.E1:Gráfico.E1" chart:class="chart:scatter">
            <chart:domain table:cell-range-address="Gráfico.E2:Gráfico.E2"/>
            <chart:data-point/>
          </chart:series>
          <chart:series chart:style-name="ch11" chart:values-cell-range-address="Gráfico.F3:Gráfico.F3" chart:label-cell-address="Gráfico.F1:Gráfico.F1" chart:class="chart:scatter">
            <chart:domain table:cell-range-address="Gráfico.F2:Gráfico.F2"/>
            <chart:data-point/>
          </chart:series>
          <chart:series chart:style-name="ch12" chart:values-cell-range-address="Gráfico.H3:Gráfico.H3" chart:label-cell-address="Gráfico.H1:Gráfico.H1" chart:class="chart:scatter">
            <chart:domain table:cell-range-address="Gráfico.H2:Gráfico.H2"/>
            <chart:data-point/>
          </chart:series>
          <chart:series chart:style-name="ch13" chart:values-cell-range-address="Gráfico.I3:Gráfico.I3" chart:label-cell-address="Gráfico.I1:Gráfico.I1" chart:class="chart:scatter">
            <chart:domain table:cell-range-address="Gráfico.I2:Gráfico.I2"/>
            <chart:data-point/>
          </chart:series>
          <chart:series chart:style-name="ch14" chart:values-cell-range-address="Gráfico.J3:Gráfico.J3" chart:label-cell-address="Gráfico.J1:Gráfico.J1" chart:class="chart:scatter">
            <chart:domain table:cell-range-address="Gráfico.J2:Gráfico.J2"/>
            <chart:data-point/>
          </chart:series>
          <chart:series chart:style-name="ch15" chart:values-cell-range-address="Gráfico.K3:Gráfico.K3" chart:label-cell-address="Gráfico.K1:Gráfico.K1" chart:class="chart:scatter">
            <chart:domain table:cell-range-address="Gráfico.K2:Gráfico.K2"/>
            <chart:data-point/>
          </chart:series>
          <chart:series chart:style-name="ch16" chart:values-cell-range-address="Gráfico.L3:Gráfico.L3" chart:label-cell-address="Gráfico.L1:Gráfico.L1" chart:class="chart:scatter">
            <chart:domain table:cell-range-address="Gráfico.L2:Gráfico.L2"/>
            <chart:data-point/>
          </chart:series>
          <chart:series chart:style-name="ch17" chart:values-cell-range-address="Gráfico.M3:Gráfico.M3" chart:label-cell-address="Gráfico.M1:Gráfico.M1" chart:class="chart:scatter">
            <chart:domain table:cell-range-address="Gráfico.M2:Gráfico.M2"/>
            <chart:data-point/>
          </chart:series>
          <chart:series chart:style-name="ch18" chart:values-cell-range-address="Gráfico.N3:Gráfico.N3" chart:label-cell-address="Gráfico.N1:Gráfico.N1" chart:class="chart:scatter">
            <chart:domain table:cell-range-address="Gráfico.N2:Gráfico.N2"/>
            <chart:data-point/>
          </chart:series>
          <chart:series chart:style-name="ch19" chart:values-cell-range-address="Gráfico.O3:Gráfico.O3" chart:label-cell-address="Gráfico.O1:Gráfico.O1" chart:class="chart:scatter">
            <chart:domain table:cell-range-address="Gráfico.O2:Gráfico.O2"/>
            <chart:data-point/>
          </chart:series>
          <chart:series chart:style-name="ch20" chart:values-cell-range-address="Gráfico.P3:Gráfico.P3" chart:label-cell-address="Gráfico.P1:Gráfico.P1" chart:class="chart:scatter">
            <chart:domain table:cell-range-address="Gráfico.P2:Gráfico.P2"/>
            <chart:data-point/>
          </chart:series>
          <chart:series chart:style-name="ch21" chart:values-cell-range-address="Gráfico.S3:Gráfico.S3" chart:label-cell-address="Gráfico.S1:Gráfico.S1" chart:class="chart:scatter">
            <chart:domain table:cell-range-address="Gráfico.S2:Gráfico.S2"/>
            <chart:data-point/>
          </chart:series>
          <chart:series chart:style-name="ch22" chart:values-cell-range-address="Gráfico.Q3:Gráfico.Q3" chart:label-cell-address="Gráfico.Q1:Gráfico.Q1" chart:class="chart:scatter">
            <chart:domain table:cell-range-address="Gráfico.Q2:Gráfico.Q2"/>
            <chart:data-point/>
          </chart:series>
          <chart:series chart:style-name="ch18" chart:values-cell-range-address="Gráfico.R3:Gráfico.R3" chart:label-cell-address="Gráfico.R1:Gráfico.R1" chart:class="chart:scatter">
            <chart:domain table:cell-range-address="Gráfico.R2:Gráfico.R2"/>
            <chart:data-point/>
          </chart:series>
          <chart:series chart:style-name="ch23" chart:values-cell-range-address="Gráfico.T3:Gráfico.T3" chart:label-cell-address="Gráfico.T1:Gráfico.T1" chart:class="chart:scatter">
            <chart:domain table:cell-range-address="Gráfico.T2:Gráfico.T2"/>
            <chart:data-point/>
          </chart:series>
          <chart:series chart:style-name="ch24" chart:values-cell-range-address="Gráfico.U3:Gráfico.U3" chart:label-cell-address="Gráfico.U1:Gráfico.U1" chart:class="chart:scatter">
            <chart:domain table:cell-range-address="Gráfico.U2:Gráfico.U2"/>
            <chart:data-point/>
          </chart:series>
          <chart:series chart:style-name="ch25" chart:values-cell-range-address="Gráfico.V3:Gráfico.V3" chart:label-cell-address="Gráfico.V1:Gráfico.V1" chart:class="chart:scatter">
            <chart:domain table:cell-range-address="Gráfico.V2:Gráfico.V2"/>
            <chart:data-point/>
          </chart:series>
          <chart:series chart:style-name="ch26" chart:values-cell-range-address="Gráfico.X3:Gráfico.X3" chart:label-cell-address="Gráfico.X1:Gráfico.X1" chart:class="chart:scatter">
            <chart:domain table:cell-range-address="Gráfico.X2:Gráfico.X2"/>
            <chart:data-point/>
          </chart:series>
          <chart:series chart:style-name="ch27" chart:values-cell-range-address="Gráfico.W3:Gráfico.W3" chart:label-cell-address="Gráfico.W1:Gráfico.W1" chart:class="chart:scatter">
            <chart:domain table:cell-range-address="Gráfico.W2:Gráfico.W2"/>
            <chart:data-point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1:Gráfico.A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1:Gráfico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C1:Gráfico.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D1:Gráfico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E1:Gráfico.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F1:Gráfico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H1:Gráfico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I1:Gráfico.I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J1:Gráfico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K1:Gráfico.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L1:Gráfico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M1:Gráfico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N1:Gráfico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O1:Gráfico.O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P1:Gráfico.P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S1:Gráfico.S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Q1:Gráfico.Q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R1:Gráfico.R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T1:Gráfico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U1:Gráfico.U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X1:Gráfico.X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W1:Gráfico.W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Gráfico.A2:Gráfico.A2</svg:desc>
                </draw:g>
              </table:table-cell>
              <table:table-cell office:value-type="float" office:value="NaN">
                <text:p>NaN</text:p>
                <draw:g>
                  <svg:desc>Gráfico.A3:Gráfico.A3</svg:desc>
                </draw:g>
              </table:table-cell>
              <table:table-cell office:value-type="float" office:value="NaN">
                <text:p>NaN</text:p>
                <draw:g>
                  <svg:desc>Gráfico.B2:Gráfico.B2</svg:desc>
                </draw:g>
              </table:table-cell>
              <table:table-cell office:value-type="float" office:value="NaN">
                <text:p>NaN</text:p>
                <draw:g>
                  <svg:desc>Gráfico.B3:Gráfico.B3</svg:desc>
                </draw:g>
              </table:table-cell>
              <table:table-cell office:value-type="float" office:value="NaN">
                <text:p>NaN</text:p>
                <draw:g>
                  <svg:desc>Gráfico.C2:Gráfico.C2</svg:desc>
                </draw:g>
              </table:table-cell>
              <table:table-cell office:value-type="float" office:value="NaN">
                <text:p>NaN</text:p>
                <draw:g>
                  <svg:desc>Gráfico.C3:Gráfico.C3</svg:desc>
                </draw:g>
              </table:table-cell>
              <table:table-cell office:value-type="float" office:value="NaN">
                <text:p>NaN</text:p>
                <draw:g>
                  <svg:desc>Gráfico.D2:Gráfico.D2</svg:desc>
                </draw:g>
              </table:table-cell>
              <table:table-cell office:value-type="float" office:value="NaN">
                <text:p>NaN</text:p>
                <draw:g>
                  <svg:desc>Gráfico.D3:Gráfico.D3</svg:desc>
                </draw:g>
              </table:table-cell>
              <table:table-cell office:value-type="float" office:value="NaN">
                <text:p>NaN</text:p>
                <draw:g>
                  <svg:desc>Gráfico.E2:Gráfico.E2</svg:desc>
                </draw:g>
              </table:table-cell>
              <table:table-cell office:value-type="float" office:value="NaN">
                <text:p>NaN</text:p>
                <draw:g>
                  <svg:desc>Gráfico.E3:Gráfico.E3</svg:desc>
                </draw:g>
              </table:table-cell>
              <table:table-cell office:value-type="float" office:value="NaN">
                <text:p>NaN</text:p>
                <draw:g>
                  <svg:desc>Gráfico.F2:Gráfico.F2</svg:desc>
                </draw:g>
              </table:table-cell>
              <table:table-cell office:value-type="float" office:value="NaN">
                <text:p>NaN</text:p>
                <draw:g>
                  <svg:desc>Gráfico.F3:Gráfico.F3</svg:desc>
                </draw:g>
              </table:table-cell>
              <table:table-cell office:value-type="float" office:value="NaN">
                <text:p>NaN</text:p>
                <draw:g>
                  <svg:desc>Gráfico.H2:Gráfico.H2</svg:desc>
                </draw:g>
              </table:table-cell>
              <table:table-cell office:value-type="float" office:value="NaN">
                <text:p>NaN</text:p>
                <draw:g>
                  <svg:desc>Gráfico.H3:Gráfico.H3</svg:desc>
                </draw:g>
              </table:table-cell>
              <table:table-cell office:value-type="float" office:value="NaN">
                <text:p>NaN</text:p>
                <draw:g>
                  <svg:desc>Gráfico.I2:Gráfico.I2</svg:desc>
                </draw:g>
              </table:table-cell>
              <table:table-cell office:value-type="float" office:value="NaN">
                <text:p>NaN</text:p>
                <draw:g>
                  <svg:desc>Gráfico.I3:Gráfico.I3</svg:desc>
                </draw:g>
              </table:table-cell>
              <table:table-cell office:value-type="float" office:value="NaN">
                <text:p>NaN</text:p>
                <draw:g>
                  <svg:desc>Gráfico.J2:Gráfico.J2</svg:desc>
                </draw:g>
              </table:table-cell>
              <table:table-cell office:value-type="float" office:value="NaN">
                <text:p>NaN</text:p>
                <draw:g>
                  <svg:desc>Gráfico.J3:Gráfico.J3</svg:desc>
                </draw:g>
              </table:table-cell>
              <table:table-cell office:value-type="float" office:value="NaN">
                <text:p>NaN</text:p>
                <draw:g>
                  <svg:desc>Gráfico.K2:Gráfico.K2</svg:desc>
                </draw:g>
              </table:table-cell>
              <table:table-cell office:value-type="float" office:value="NaN">
                <text:p>NaN</text:p>
                <draw:g>
                  <svg:desc>Gráfico.K3:Gráfico.K3</svg:desc>
                </draw:g>
              </table:table-cell>
              <table:table-cell office:value-type="float" office:value="NaN">
                <text:p>NaN</text:p>
                <draw:g>
                  <svg:desc>Gráfico.L2:Gráfico.L2</svg:desc>
                </draw:g>
              </table:table-cell>
              <table:table-cell office:value-type="float" office:value="NaN">
                <text:p>NaN</text:p>
                <draw:g>
                  <svg:desc>Gráfico.L3:Gráfico.L3</svg:desc>
                </draw:g>
              </table:table-cell>
              <table:table-cell office:value-type="float" office:value="NaN">
                <text:p>NaN</text:p>
                <draw:g>
                  <svg:desc>Gráfico.M2:Gráfico.M2</svg:desc>
                </draw:g>
              </table:table-cell>
              <table:table-cell office:value-type="float" office:value="NaN">
                <text:p>NaN</text:p>
                <draw:g>
                  <svg:desc>Gráfico.M3:Gráfico.M3</svg:desc>
                </draw:g>
              </table:table-cell>
              <table:table-cell office:value-type="float" office:value="NaN">
                <text:p>NaN</text:p>
                <draw:g>
                  <svg:desc>Gráfico.N2:Gráfico.N2</svg:desc>
                </draw:g>
              </table:table-cell>
              <table:table-cell office:value-type="float" office:value="NaN">
                <text:p>NaN</text:p>
                <draw:g>
                  <svg:desc>Gráfico.N3:Gráfico.N3</svg:desc>
                </draw:g>
              </table:table-cell>
              <table:table-cell office:value-type="float" office:value="NaN">
                <text:p>NaN</text:p>
                <draw:g>
                  <svg:desc>Gráfico.O2:Gráfico.O2</svg:desc>
                </draw:g>
              </table:table-cell>
              <table:table-cell office:value-type="float" office:value="NaN">
                <text:p>NaN</text:p>
                <draw:g>
                  <svg:desc>Gráfico.O3:Gráfico.O3</svg:desc>
                </draw:g>
              </table:table-cell>
              <table:table-cell office:value-type="float" office:value="NaN">
                <text:p>NaN</text:p>
                <draw:g>
                  <svg:desc>Gráfico.P2:Gráfico.P2</svg:desc>
                </draw:g>
              </table:table-cell>
              <table:table-cell office:value-type="float" office:value="NaN">
                <text:p>NaN</text:p>
                <draw:g>
                  <svg:desc>Gráfico.P3:Gráfico.P3</svg:desc>
                </draw:g>
              </table:table-cell>
              <table:table-cell office:value-type="float" office:value="NaN">
                <text:p>NaN</text:p>
                <draw:g>
                  <svg:desc>Gráfico.S2:Gráfico.S2</svg:desc>
                </draw:g>
              </table:table-cell>
              <table:table-cell office:value-type="float" office:value="NaN">
                <text:p>NaN</text:p>
                <draw:g>
                  <svg:desc>Gráfico.S3:Gráfico.S3</svg:desc>
                </draw:g>
              </table:table-cell>
              <table:table-cell office:value-type="float" office:value="NaN">
                <text:p>NaN</text:p>
                <draw:g>
                  <svg:desc>Gráfico.Q2:Gráfico.Q2</svg:desc>
                </draw:g>
              </table:table-cell>
              <table:table-cell office:value-type="float" office:value="NaN">
                <text:p>NaN</text:p>
                <draw:g>
                  <svg:desc>Gráfico.Q3:Gráfico.Q3</svg:desc>
                </draw:g>
              </table:table-cell>
              <table:table-cell office:value-type="float" office:value="NaN">
                <text:p>NaN</text:p>
                <draw:g>
                  <svg:desc>Gráfico.R2:Gráfico.R2</svg:desc>
                </draw:g>
              </table:table-cell>
              <table:table-cell office:value-type="float" office:value="NaN">
                <text:p>NaN</text:p>
                <draw:g>
                  <svg:desc>Gráfico.R3:Gráfico.R3</svg:desc>
                </draw:g>
              </table:table-cell>
              <table:table-cell office:value-type="float" office:value="NaN">
                <text:p>NaN</text:p>
                <draw:g>
                  <svg:desc>Gráfico.T2:Gráfico.T2</svg:desc>
                </draw:g>
              </table:table-cell>
              <table:table-cell office:value-type="float" office:value="NaN">
                <text:p>NaN</text:p>
                <draw:g>
                  <svg:desc>Gráfico.T3:Gráfico.T3</svg:desc>
                </draw:g>
              </table:table-cell>
              <table:table-cell office:value-type="float" office:value="NaN">
                <text:p>NaN</text:p>
                <draw:g>
                  <svg:desc>Gráfico.U2:Gráfico.U2</svg:desc>
                </draw:g>
              </table:table-cell>
              <table:table-cell office:value-type="float" office:value="NaN">
                <text:p>NaN</text:p>
                <draw:g>
                  <svg:desc>Gráfico.U3:Gráfico.U3</svg:desc>
                </draw:g>
              </table:table-cell>
              <table:table-cell office:value-type="float" office:value="NaN">
                <text:p>NaN</text:p>
                <draw:g>
                  <svg:desc>Gráfico.V2:Gráfico.V2</svg:desc>
                </draw:g>
              </table:table-cell>
              <table:table-cell office:value-type="float" office:value="NaN">
                <text:p>NaN</text:p>
                <draw:g>
                  <svg:desc>Gráfico.V3:Gráfico.V3</svg:desc>
                </draw:g>
              </table:table-cell>
              <table:table-cell office:value-type="float" office:value="NaN">
                <text:p>NaN</text:p>
                <draw:g>
                  <svg:desc>Gráfico.X2:Gráfico.X2</svg:desc>
                </draw:g>
              </table:table-cell>
              <table:table-cell office:value-type="float" office:value="NaN">
                <text:p>NaN</text:p>
                <draw:g>
                  <svg:desc>Gráfico.X3:Gráfico.X3</svg:desc>
                </draw:g>
              </table:table-cell>
              <table:table-cell office:value-type="float" office:value="NaN">
                <text:p>NaN</text:p>
                <draw:g>
                  <svg:desc>Gráfico.W2:Gráfico.W2</svg:desc>
                </draw:g>
              </table:table-cell>
              <table:table-cell office:value-type="float" office:value="NaN">
                <text:p>NaN</text:p>
                <draw:g>
                  <svg:desc>Gráfico.W3:Gráfico.W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7.79cm" svg:height="10.015cm" xlink:href=".." xlink:type="simple" chart:class="chart:scatter" chart:style-name="ch1">
        <chart:legend chart:legend-position="end" svg:x="16.278cm" svg:y="1.969cm" style:legend-expansion="high" chart:style-name="ch2"/>
        <chart:plot-area chart:style-name="ch3" table:cell-range-address="Gráfico.A1:Gráfico.F1 Gráfico.A5:Gráfico.A5 Gráfico.A3:Gráfico.F3 Gráfico.H1:Gráfico.X1 Gráfico.H3:Gráfico.X3" chart:data-source-has-labels="both" svg:x="1.51cm" svg:y="0.2cm" svg:width="14.413cm" svg:height="8.49cm">
          <chartooo:coordinate-region svg:x="1.946cm" svg:y="0.4cm" svg:width="13.605cm" svg:height="7.643cm"/>
          <chart:axis chart:dimension="x" chart:name="primary-x" chart:style-name="ch4" chartooo:axis-type="auto">
            <chart:title svg:x="7.423cm" svg:y="8.89cm" chart:style-name="ch5">
              <text:p>Custo (US$)</text:p>
            </chart:title>
            <chart:categories table:cell-range-address="Gráfico.A1:Gráfico.A1"/>
          </chart:axis>
          <chart:axis chart:dimension="y" chart:name="primary-y" chart:style-name="ch4">
            <chart:title svg:x="0.451cm" svg:y="5.527cm" chart:style-name="ch6">
              <text:p>Tempo (s)</text:p>
            </chart:title>
            <chart:grid chart:style-name="ch7" chart:class="major"/>
          </chart:axis>
          <chart:series chart:style-name="ch8" chart:values-cell-range-address="Gráfico.A3:Gráfico.A3" chart:label-cell-address="Gráfico.A1:Gráfico.A1" chart:class="chart:scatter">
            <chart:domain table:cell-range-address="Gráfico.A5:Gráfico.A5"/>
            <chart:data-point/>
          </chart:series>
          <chart:series chart:style-name="ch9" chart:values-cell-range-address="Gráfico.B3:Gráfico.B3" chart:label-cell-address="Gráfico.B1:Gráfico.B1" chart:class="chart:scatter">
            <chart:domain table:cell-range-address="Gráfico.B5:Gráfico.B5"/>
            <chart:data-point/>
          </chart:series>
          <chart:series chart:style-name="ch10" chart:values-cell-range-address="Gráfico.C3:Gráfico.C3" chart:label-cell-address="Gráfico.C1:Gráfico.C1" chart:class="chart:scatter">
            <chart:domain table:cell-range-address="Gráfico.C5:Gráfico.C5"/>
            <chart:data-point/>
          </chart:series>
          <chart:series chart:style-name="ch11" chart:values-cell-range-address="Gráfico.D3:Gráfico.D3" chart:label-cell-address="Gráfico.D1:Gráfico.D1" chart:class="chart:scatter">
            <chart:domain table:cell-range-address="Gráfico.D5:Gráfico.D5"/>
            <chart:data-point/>
          </chart:series>
          <chart:series chart:style-name="ch12" chart:values-cell-range-address="Gráfico.E3:Gráfico.E3" chart:label-cell-address="Gráfico.E1:Gráfico.E1" chart:class="chart:scatter">
            <chart:domain table:cell-range-address="Gráfico.E5:Gráfico.E5"/>
            <chart:data-point/>
          </chart:series>
          <chart:series chart:style-name="ch13" chart:values-cell-range-address="Gráfico.F3:Gráfico.F3" chart:label-cell-address="Gráfico.F1:Gráfico.F1" chart:class="chart:scatter">
            <chart:domain table:cell-range-address="Gráfico.F5:Gráfico.F5"/>
            <chart:data-point/>
          </chart:series>
          <chart:series chart:style-name="ch14" chart:values-cell-range-address="Gráfico.H3:Gráfico.H3" chart:label-cell-address="Gráfico.H1:Gráfico.H1" chart:class="chart:scatter">
            <chart:domain table:cell-range-address="Gráfico.H5:Gráfico.H5"/>
            <chart:data-point/>
          </chart:series>
          <chart:series chart:style-name="ch15" chart:values-cell-range-address="Gráfico.I3:Gráfico.I3" chart:label-cell-address="Gráfico.I1:Gráfico.I1" chart:class="chart:scatter">
            <chart:domain table:cell-range-address="Gráfico.I5:Gráfico.I5"/>
            <chart:data-point/>
          </chart:series>
          <chart:series chart:style-name="ch16" chart:values-cell-range-address="Gráfico.J3:Gráfico.J3" chart:label-cell-address="Gráfico.J1:Gráfico.J1" chart:class="chart:scatter">
            <chart:domain table:cell-range-address="Gráfico.J5:Gráfico.J5"/>
            <chart:data-point/>
          </chart:series>
          <chart:series chart:style-name="ch17" chart:values-cell-range-address="Gráfico.K3:Gráfico.K3" chart:label-cell-address="Gráfico.K1:Gráfico.K1" chart:class="chart:scatter">
            <chart:domain table:cell-range-address="Gráfico.K5:Gráfico.K5"/>
            <chart:data-point/>
          </chart:series>
          <chart:series chart:style-name="ch18" chart:values-cell-range-address="Gráfico.L3:Gráfico.L3" chart:label-cell-address="Gráfico.L1:Gráfico.L1" chart:class="chart:scatter">
            <chart:domain table:cell-range-address="Gráfico.L5:Gráfico.L5"/>
            <chart:data-point/>
          </chart:series>
          <chart:series chart:style-name="ch19" chart:values-cell-range-address="Gráfico.M3:Gráfico.M3" chart:label-cell-address="Gráfico.M1:Gráfico.M1" chart:class="chart:scatter">
            <chart:domain table:cell-range-address="Gráfico.M5:Gráfico.M5"/>
            <chart:data-point/>
          </chart:series>
          <chart:series chart:style-name="ch20" chart:values-cell-range-address="Gráfico.N3:Gráfico.N3" chart:label-cell-address="Gráfico.N1:Gráfico.N1" chart:class="chart:scatter">
            <chart:domain table:cell-range-address="Gráfico.N5:Gráfico.N5"/>
            <chart:data-point/>
          </chart:series>
          <chart:series chart:style-name="ch21" chart:values-cell-range-address="Gráfico.O3:Gráfico.O3" chart:label-cell-address="Gráfico.O1:Gráfico.O1" chart:class="chart:scatter">
            <chart:domain table:cell-range-address="Gráfico.O5:Gráfico.O5"/>
            <chart:data-point/>
          </chart:series>
          <chart:series chart:style-name="ch22" chart:values-cell-range-address="Gráfico.P3:Gráfico.P3" chart:label-cell-address="Gráfico.P1:Gráfico.P1" chart:class="chart:scatter">
            <chart:domain table:cell-range-address="Gráfico.P5:Gráfico.P5"/>
            <chart:data-point/>
          </chart:series>
          <chart:series chart:style-name="ch23" chart:values-cell-range-address="Gráfico.Q3:Gráfico.Q3" chart:label-cell-address="Gráfico.Q1:Gráfico.Q1" chart:class="chart:scatter">
            <chart:domain table:cell-range-address="Gráfico.Q5:Gráfico.Q5"/>
            <chart:data-point/>
          </chart:series>
          <chart:series chart:style-name="ch24" chart:values-cell-range-address="Gráfico.R3:Gráfico.R3" chart:label-cell-address="Gráfico.R1:Gráfico.R1" chart:class="chart:scatter">
            <chart:domain table:cell-range-address="Gráfico.R5:Gráfico.R5"/>
            <chart:data-point/>
          </chart:series>
          <chart:series chart:style-name="ch25" chart:values-cell-range-address="Gráfico.S3:Gráfico.S3" chart:label-cell-address="Gráfico.S1:Gráfico.S1" chart:class="chart:scatter">
            <chart:domain table:cell-range-address="Gráfico.S5:Gráfico.S5"/>
            <chart:data-point/>
          </chart:series>
          <chart:series chart:style-name="ch26" chart:values-cell-range-address="Gráfico.T3:Gráfico.T3" chart:label-cell-address="Gráfico.T1:Gráfico.T1" chart:class="chart:scatter">
            <chart:domain table:cell-range-address="Gráfico.T5:Gráfico.T5"/>
            <chart:data-point/>
          </chart:series>
          <chart:series chart:style-name="ch27" chart:values-cell-range-address="Gráfico.U3:Gráfico.U3" chart:label-cell-address="Gráfico.U1:Gráfico.U1" chart:class="chart:scatter">
            <chart:domain table:cell-range-address="Gráfico.U5:Gráfico.U5"/>
            <chart:data-point/>
          </chart:series>
          <chart:series chart:style-name="ch28" chart:values-cell-range-address="Gráfico.V3:Gráfico.V3" chart:label-cell-address="Gráfico.V1:Gráfico.V1" chart:class="chart:scatter">
            <chart:domain table:cell-range-address="Gráfico.V5:Gráfico.V5"/>
            <chart:data-point/>
          </chart:series>
          <chart:series chart:style-name="ch29" chart:values-cell-range-address="Gráfico.W3:Gráfico.W3" chart:label-cell-address="Gráfico.W1:Gráfico.W1" chart:class="chart:scatter">
            <chart:domain table:cell-range-address="Gráfico.W5:Gráfico.W5"/>
            <chart:data-point/>
          </chart:series>
          <chart:series chart:style-name="ch30" chart:values-cell-range-address="Gráfico.X3:Gráfico.X3" chart:label-cell-address="Gráfico.X1:Gráfico.X1" chart:class="chart:scatter">
            <chart:domain table:cell-range-address="Gráfico.X5:Gráfico.X5"/>
            <chart:data-point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áfico.A1:Gráfic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A5:Gráfico.A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A1:Gráfico.A1</svg:desc>
                </draw:g>
              </table:table-cell>
              <table:table-cell office:value-type="float" office:value="NaN">
                <text:p>NaN</text:p>
                <draw:g>
                  <svg:desc>Gráfico.A3:Gráfico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B5:Gráfico.B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B1:Gráfico.B1</svg:desc>
                </draw:g>
              </table:table-cell>
              <table:table-cell office:value-type="float" office:value="NaN">
                <text:p>NaN</text:p>
                <draw:g>
                  <svg:desc>Gráfico.B3:Gráfico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C5:Gráfico.C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C1:Gráfico.C1</svg:desc>
                </draw:g>
              </table:table-cell>
              <table:table-cell office:value-type="float" office:value="NaN">
                <text:p>NaN</text:p>
                <draw:g>
                  <svg:desc>Gráfico.C3:Gráfico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D5:Gráfico.D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D1:Gráfico.D1</svg:desc>
                </draw:g>
              </table:table-cell>
              <table:table-cell office:value-type="float" office:value="NaN">
                <text:p>NaN</text:p>
                <draw:g>
                  <svg:desc>Gráfico.D3:Gráfico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E5:Gráfico.E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E1:Gráfico.E1</svg:desc>
                </draw:g>
              </table:table-cell>
              <table:table-cell office:value-type="float" office:value="NaN">
                <text:p>NaN</text:p>
                <draw:g>
                  <svg:desc>Gráfico.E3:Gráfico.E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F5:Gráfico.F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F1:Gráfico.F1</svg:desc>
                </draw:g>
              </table:table-cell>
              <table:table-cell office:value-type="float" office:value="NaN">
                <text:p>NaN</text:p>
                <draw:g>
                  <svg:desc>Gráfico.F3:Gráfico.F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H5:Gráfico.H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H1:Gráfico.H1</svg:desc>
                </draw:g>
              </table:table-cell>
              <table:table-cell office:value-type="float" office:value="NaN">
                <text:p>NaN</text:p>
                <draw:g>
                  <svg:desc>Gráfico.H3:Gráfico.H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I5:Gráfico.I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I1:Gráfico.I1</svg:desc>
                </draw:g>
              </table:table-cell>
              <table:table-cell office:value-type="float" office:value="NaN">
                <text:p>NaN</text:p>
                <draw:g>
                  <svg:desc>Gráfico.I3:Gráfico.I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J5:Gráfico.J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J1:Gráfico.J1</svg:desc>
                </draw:g>
              </table:table-cell>
              <table:table-cell office:value-type="float" office:value="NaN">
                <text:p>NaN</text:p>
                <draw:g>
                  <svg:desc>Gráfico.J3:Gráfico.J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K5:Gráfico.K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K1:Gráfico.K1</svg:desc>
                </draw:g>
              </table:table-cell>
              <table:table-cell office:value-type="float" office:value="NaN">
                <text:p>NaN</text:p>
                <draw:g>
                  <svg:desc>Gráfico.K3:Gráfico.K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L5:Gráfico.L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L1:Gráfico.L1</svg:desc>
                </draw:g>
              </table:table-cell>
              <table:table-cell office:value-type="float" office:value="NaN">
                <text:p>NaN</text:p>
                <draw:g>
                  <svg:desc>Gráfico.L3:Gráfico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M5:Gráfico.M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M1:Gráfico.M1</svg:desc>
                </draw:g>
              </table:table-cell>
              <table:table-cell office:value-type="float" office:value="NaN">
                <text:p>NaN</text:p>
                <draw:g>
                  <svg:desc>Gráfico.M3:Gráfico.M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N5:Gráfico.N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N1:Gráfico.N1</svg:desc>
                </draw:g>
              </table:table-cell>
              <table:table-cell office:value-type="float" office:value="NaN">
                <text:p>NaN</text:p>
                <draw:g>
                  <svg:desc>Gráfico.N3:Gráfico.N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O5:Gráfico.O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O1:Gráfico.O1</svg:desc>
                </draw:g>
              </table:table-cell>
              <table:table-cell office:value-type="float" office:value="NaN">
                <text:p>NaN</text:p>
                <draw:g>
                  <svg:desc>Gráfico.O3:Gráfico.O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P5:Gráfico.P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P1:Gráfico.P1</svg:desc>
                </draw:g>
              </table:table-cell>
              <table:table-cell office:value-type="float" office:value="NaN">
                <text:p>NaN</text:p>
                <draw:g>
                  <svg:desc>Gráfico.P3:Gráfico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Q5:Gráfico.Q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Q1:Gráfico.Q1</svg:desc>
                </draw:g>
              </table:table-cell>
              <table:table-cell office:value-type="float" office:value="NaN">
                <text:p>NaN</text:p>
                <draw:g>
                  <svg:desc>Gráfico.Q3:Gráfico.Q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R5:Gráfico.R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R1:Gráfico.R1</svg:desc>
                </draw:g>
              </table:table-cell>
              <table:table-cell office:value-type="float" office:value="NaN">
                <text:p>NaN</text:p>
                <draw:g>
                  <svg:desc>Gráfico.R3:Gráfico.R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S5:Gráfico.S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S1:Gráfico.S1</svg:desc>
                </draw:g>
              </table:table-cell>
              <table:table-cell office:value-type="float" office:value="NaN">
                <text:p>NaN</text:p>
                <draw:g>
                  <svg:desc>Gráfico.S3:Gráfico.S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T5:Gráfico.T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T1:Gráfico.T1</svg:desc>
                </draw:g>
              </table:table-cell>
              <table:table-cell office:value-type="float" office:value="NaN">
                <text:p>NaN</text:p>
                <draw:g>
                  <svg:desc>Gráfico.T3:Gráfico.T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U5:Gráfico.U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U1:Gráfico.U1</svg:desc>
                </draw:g>
              </table:table-cell>
              <table:table-cell office:value-type="float" office:value="NaN">
                <text:p>NaN</text:p>
                <draw:g>
                  <svg:desc>Gráfico.U3:Gráfico.U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V5:Gráfico.V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float" office:value="NaN">
                <text:p>NaN</text:p>
                <draw:g>
                  <svg:desc>Gráfico.V3:Gráfico.V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W5:Gráfico.W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W1:Gráfico.W1</svg:desc>
                </draw:g>
              </table:table-cell>
              <table:table-cell office:value-type="float" office:value="NaN">
                <text:p>NaN</text:p>
                <draw:g>
                  <svg:desc>Gráfico.W3:Gráfico.W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Gráfico.X5:Gráfico.X5</svg:desc>
                </draw:g>
              </table:table-cell>
            </table:table-row>
            <table:table-row>
              <table:table-cell office:value-type="string">
                <text:p/>
                <draw:g>
                  <svg:desc>Gráfico.X1:Gráfico.X1</svg:desc>
                </draw:g>
              </table:table-cell>
              <table:table-cell office:value-type="float" office:value="NaN">
                <text:p>NaN</text:p>
                <draw:g>
                  <svg:desc>Gráfico.X3:Gráfico.X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